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1263*"/>
    </style:style>
    <style:style style:name="Table1.B" style:family="table-column">
      <style:table-column-properties style:rel-column-width="8191*"/>
    </style:style>
    <style:style style:name="Table1.C" style:family="table-column">
      <style:table-column-properties style:rel-column-width="46079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3254*"/>
    </style:style>
    <style:style style:name="Table2.B" style:family="table-column">
      <style:table-column-properties style:rel-column-width="19145*"/>
    </style:style>
    <style:style style:name="Table2.C" style:family="table-column">
      <style:table-column-properties style:rel-column-width="33135*"/>
    </style:style>
    <style:style style:name="Table2.A1" style:family="table-cell">
      <style:table-cell-properties fo:border="none"/>
    </style:style>
  </office:automatic-styles>
  <office:body>
    <office:text>
      <text:p text:style-name="Title">RandomUniform</text:p>
      <text:p text:style-name="P1">RandomUniform <text:s text:c="1"/>// Operation that generates a tensor populated with random</text:p>
      <text:p text:style-name="P2"><text:s text:c="15"/>// values of a uniform distribution.</text:p>
      <text:h text:style-name="Heading_20_1" text:outline-level="1">Description</text:h>
      <text:p text:style-name="First_20_paragraph">Warning</text:p>
      <text:p text:style-name="Text_20_body">This op is experimental and subject to change without notice.</text:p>
      <text:h text:style-name="Heading_20_2" text:outline-level="2">Inputs</text:h>
      <text:p text:style-name="First_20_paragraph">+--------------------+-------------------------+---------------------------------+-------------------------------------------+ | Name | Element Type | Shape | Notes | +====================+=========================+=============================================================================+ | <text:span text:style-name="Source_Text">min_value</text:span> | Any floating point type | Scalar | Minimum value for the random distribution | +--------------------+-------------------------+---------------------------------+-------------------------------------------+ | <text:span text:style-name="Source_Text">max_value</text:span> | Same as <text:span text:style-name="Source_Text">max_value</text:span> | Scalar | Maximum value for the random distribution | +--------------------+-------------------------+---------------------------------+-------------------------------------------+ | <text:span text:style-name="Source_Text">result_shape</text:span> | <text:span text:style-name="Source_Text">element::i64</text:span> | Vector of any size | Shape of the output tensor | +--------------------+-------------------------+---------------------------------+-------------------------------------------+ | <text:span text:style-name="Source_Text">use_fixed_seed</text:span> | <text:span text:style-name="Source_Text">element::boolean</text:span> | Scalar | Flag indicating whether to use the fixed | | | | | seed value <text:span text:style-name="Source_Text">fixed_seed</text:span> (useful for | | | | | testing) | +--------------------+-------------------------+---------------------------------+-------------------------------------------+</text:p>
      <text:h text:style-name="Heading_20_2" text:outline-level="2">Attribute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Type</text:p>
            </table:table-cell>
            <table:table-cell table:style-name="Table1.A1" office:value-type="string">
              <text:p text:style-name="Table_20_Heading">Note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fixed_seed</text:span></text:p>
          </table:table-cell>
          <table:table-cell table:style-name="Table1.A1" office:value-type="string">
            <text:p text:style-name="Table_20_Contents"><text:span text:style-name="Source_Text">uint64_t</text:span></text:p>
          </table:table-cell>
          <table:table-cell table:style-name="Table1.A1" office:value-type="string">
            <text:p text:style-name="Table_20_Contents">Fixed seed value to use if <text:span text:style-name="Source_Text">use_fixed_seed</text:span> flag is set to <text:span text:style-name="Source_Text">1</text:span>. This should be used only for testing; if <text:span text:style-name="Source_Text">use_fixed_seed</text:span> is <text:span text:style-name="Source_Text">1</text:span>, <text:span text:style-name="Source_Text">RandomUniform</text:span> will produce the _<text:a xlink:type="simple" xlink:href="" office:name=""><text:span text:style-name="Definition">same</text:span></text:a> values at each iteration.</text:p>
          </table:table-cell>
        </table:table-row>
      </table:table>
      <text:h text:style-name="Heading_20_2" text:outline-level="2">Output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Element Type</text:p>
            </table:table-cell>
            <table:table-cell table:style-name="Table2.A1" office:value-type="string">
              <text:p text:style-name="Table_20_Heading">Shap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output</text:span></text:p>
          </table:table-cell>
          <table:table-cell table:style-name="Table2.A1" office:value-type="string">
            <text:p text:style-name="Table_20_Contents">Same as <text:span text:style-name="Source_Text">min_value</text:span></text:p>
          </table:table-cell>
          <table:table-cell table:style-name="Table2.A1" office:value-type="string">
            <text:p text:style-name="Table_20_Contents"><text:span text:style-name="Source_Text">result_shape</text:span></text:p>
          </table:table-cell>
        </table:table-row>
      </table:table>
      <text:h text:style-name="Heading_20_1" text:outline-level="1">Mathematical Definition</text:h>
      <text:p text:style-name="First_20_paragraph"><draw:frame draw:style-name="fr2" text:anchor-type="paragraph"><draw:object xlink:href="Formula-0/" xlink:type="simple" xlink:show="embed" xlink:actuate="onLoad"/></draw:frame></text:p>
      <text:h text:style-name="Heading_20_1" text:outline-level="1">C++ Interface</text:h>
      <text:p text:style-name="First_20_paragraph">ngraph::op::RandomUnifor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andomUniform</dc:title>
  </office:meta>
</office:document-meta>
</file>

<file path=Formula-0/content.xml><?xml version="1.0" encoding="utf-8"?>
<math xmlns="http://www.w3.org/1998/Math/MathML" display="block">
  <mrow>
    <msub>
      <mstyle mathvariant="monospace">
        <mi>𝚘</mi>
        <mi>𝚞</mi>
        <mi>𝚝</mi>
        <mi>𝚙</mi>
        <mi>𝚞</mi>
        <mi>𝚝</mi>
      </mstyle>
      <mi>i</mi>
    </msub>
    <mo>=</mo>
    <mstyle mathvariant="monospace">
      <mi>𝚞</mi>
      <mi>𝚗</mi>
      <mi>𝚒</mi>
      <mi>𝚏</mi>
      <mi>𝚘</mi>
      <mi>𝚛</mi>
      <msub>
        <mi>𝚖</mi>
        <mi>𝚛</mi>
      </msub>
      <mi>𝚊</mi>
      <mi>𝚗</mi>
      <mi>𝚍</mi>
    </mstyle>
    <mo stretchy="false" form="prefix">(</mo>
    <mstyle mathvariant="monospace">
      <mi>𝚖</mi>
      <mi>𝚒</mi>
      <mi>𝚗</mi>
    </mstyle>
    <mo>=</mo>
    <mstyle mathvariant="monospace">
      <mi>𝚖</mi>
      <mi>𝚒</mi>
      <msub>
        <mi>𝚗</mi>
        <mi>𝚟</mi>
      </msub>
      <mi>𝚊</mi>
      <mi>𝚕</mi>
      <mi>𝚞</mi>
      <mi>𝚎</mi>
    </mstyle>
    <mo>,</mo>
    <mstyle mathvariant="monospace">
      <mi>𝚖</mi>
      <mi>𝚊</mi>
      <mi>𝚡</mi>
    </mstyle>
    <mo>=</mo>
    <mstyle mathvariant="monospace">
      <mi>𝚖</mi>
      <mi>𝚊</mi>
      <msub>
        <mi>𝚡</mi>
        <mi>𝚟</mi>
      </msub>
      <mi>𝚊</mi>
      <mi>𝚕</mi>
      <mi>𝚞</mi>
      <mi>𝚎</mi>
    </mstyle>
    <mo stretchy="false" form="postfix">)</mo>
  </mrow>
</math>
</file>